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422000002968A5DC1B40406130A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2d37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as-char" svg:width="8.943cm" svg:height="5.593cm" draw:z-index="0"><draw:image xlink:href="Pictures/1000020100000422000002968A5DC1B40406130A.png" xlink:type="simple" xlink:show="embed" xlink:actuate="onLoad"/></draw:frame> <text:s/><draw:frame draw:style-name="fr1" draw:name="Figura2" text:anchor-type="as-char" svg:width="8.943cm" svg:height="5.593cm" draw:z-index="1"><draw:image xlink:href="Pictures/1000020100000422000002968A5DC1B40406130A.png" xlink:type="simple" xlink:show="embed" xlink:actuate="onLoad"/></draw:frame></text:p>
      <text:p text:style-name="P1"><draw:frame draw:style-name="fr1" draw:name="Figura3" text:anchor-type="as-char" svg:width="8.943cm" svg:height="5.593cm" draw:z-index="2"><draw:image xlink:href="Pictures/1000020100000422000002968A5DC1B40406130A.png" xlink:type="simple" xlink:show="embed" xlink:actuate="onLoad"/></draw:frame> <text:s/><draw:frame draw:style-name="fr1" draw:name="Figura4" text:anchor-type="as-char" svg:width="8.943cm" svg:height="5.593cm" draw:z-index="3"><draw:image xlink:href="Pictures/1000020100000422000002968A5DC1B40406130A.png" xlink:type="simple" xlink:show="embed" xlink:actuate="onLoad"/></draw:frame></text:p>
      <text:p text:style-name="P1"><draw:frame draw:style-name="fr1" draw:name="Figura5" text:anchor-type="as-char" svg:width="8.943cm" svg:height="5.593cm" draw:z-index="4"><draw:image xlink:href="Pictures/1000020100000422000002968A5DC1B40406130A.png" xlink:type="simple" xlink:show="embed" xlink:actuate="onLoad"/></draw:frame> <text:s/><draw:frame draw:style-name="fr1" draw:name="Figura6" text:anchor-type="as-char" svg:width="8.943cm" svg:height="5.593cm" draw:z-index="5"><draw:image xlink:href="Pictures/1000020100000422000002968A5DC1B40406130A.png" xlink:type="simple" xlink:show="embed" xlink:actuate="onLoad"/></draw:frame></text:p>
      <text:p text:style-name="P1"><draw:frame draw:style-name="fr1" draw:name="Figura7" text:anchor-type="as-char" svg:width="8.943cm" svg:height="5.593cm" draw:z-index="6"><draw:image xlink:href="Pictures/1000020100000422000002968A5DC1B40406130A.png" xlink:type="simple" xlink:show="embed" xlink:actuate="onLoad"/></draw:frame> <text:s/><draw:frame draw:style-name="fr1" draw:name="Figura8" text:anchor-type="as-char" svg:width="8.943cm" svg:height="5.593cm" draw:z-index="7"><draw:image xlink:href="Pictures/1000020100000422000002968A5DC1B40406130A.png" xlink:type="simple" xlink:show="embed" xlink:actuate="onLoad"/></draw:frame></text:p>
      <text:p text:style-name="P1"><draw:frame draw:style-name="fr1" draw:name="Figura9" text:anchor-type="as-char" svg:width="8.943cm" svg:height="5.593cm" draw:z-index="8"><draw:image xlink:href="Pictures/1000020100000422000002968A5DC1B40406130A.png" xlink:type="simple" xlink:show="embed" xlink:actuate="onLoad"/></draw:frame> <text:s/><draw:frame draw:style-name="fr1" draw:name="Figura10" text:anchor-type="as-char" svg:width="8.943cm" svg:height="5.593cm" draw:z-index="9"><draw:image xlink:href="Pictures/1000020100000422000002968A5DC1B40406130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61cm" fo:margin-bottom="0.728cm" fo:margin-left="1.349cm" fo:margin-right="1.26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22:19:41.504275212</meta:creation-date>
    <dc:date>2016-06-08T22:39:43.447244108</dc:date>
    <meta:editing-duration>PT9M51S</meta:editing-duration>
    <meta:editing-cycles>1</meta:editing-cycles>
    <meta:document-statistic meta:table-count="0" meta:image-count="10" meta:object-count="0" meta:page-count="1" meta:paragraph-count="5" meta:word-count="0" meta:character-count="10" meta:non-whitespace-character-count="0"/>
    <meta:generator>LibreOffice/5.1.2.2$Linux_x86 LibreOffice_project/10m0$Build-2</meta:generator>
  </office:meta>
</office:document-meta>
</file>